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5.75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ack African</text:p>
          </table:table-cell>
          <table:table-cell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table:style-name="Default" office:value-type="string" calcext:value-type="string">
            <text:p>R 12 801 - R 25 600</text:p>
          </table:table-cell>
          <table:table-cell table:style-name="Default" office:value-type="string" calcext:value-type="string">
            <text:p>R 25 601 - R 51 200 </text:p>
          </table:table-cell>
          <table:table-cell table:style-name="Default"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23.669226" calcext:value-type="float">
            <text:p>23.669226</text:p>
          </table:table-cell>
          <table:table-cell office:value-type="float" office:value="24" calcext:value-type="float">
            <text:p>24</text:p>
          </table:table-cell>
          <table:table-cell office:value-type="float" office:value="21.319455" calcext:value-type="float">
            <text:p>21.319455</text:p>
          </table:table-cell>
          <table:table-cell office:value-type="float" office:value="34.622552" calcext:value-type="float">
            <text:p>34.622552</text:p>
          </table:table-cell>
          <table:table-cell office:value-type="float" office:value="44.036113" calcext:value-type="float">
            <text:p>44.0361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2:.J2])" office:value-type="float" office:value="156.647346" calcext:value-type="float">
            <text:p>156.64734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7.931283" calcext:value-type="float">
            <text:p>17.931283</text:p>
          </table:table-cell>
          <table:table-cell office:value-type="float" office:value="120.153742" calcext:value-type="float">
            <text:p>120.153742</text:p>
          </table:table-cell>
          <table:table-cell office:value-type="float" office:value="60.636762" calcext:value-type="float">
            <text:p>60.636762</text:p>
          </table:table-cell>
          <table:table-cell office:value-type="float" office:value="92.312169" calcext:value-type="float">
            <text:p>92.312169</text:p>
          </table:table-cell>
          <table:table-cell office:value-type="float" office:value="96.161433" calcext:value-type="float">
            <text:p>96.161433</text:p>
          </table:table-cell>
          <table:table-cell office:value-type="float" office:value="93.175621" calcext:value-type="float">
            <text:p>93.175621</text:p>
          </table:table-cell>
          <table:table-cell office:value-type="float" office:value="9.477304" calcext:value-type="float">
            <text:p>9.4773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3:.J3])" office:value-type="float" office:value="498.848314" calcext:value-type="float">
            <text:p>498.84831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5" calcext:value-type="float">
            <text:p>15</text:p>
          </table:table-cell>
          <table:table-cell office:value-type="float" office:value="33.47828" calcext:value-type="float">
            <text:p>33.47828</text:p>
          </table:table-cell>
          <table:table-cell office:value-type="float" office:value="12.636666" calcext:value-type="float">
            <text:p>12.636666</text:p>
          </table:table-cell>
          <table:table-cell office:value-type="float" office:value="27.163456" calcext:value-type="float">
            <text:p>27.163456</text:p>
          </table:table-cell>
          <table:table-cell office:value-type="float" office:value="37.725706" calcext:value-type="float">
            <text:p>37.725706</text:p>
          </table:table-cell>
          <table:table-cell office:value-type="float" office:value="36.187862" calcext:value-type="float">
            <text:p>36.187862</text:p>
          </table:table-cell>
          <table:table-cell office:value-type="float" office:value="6.372586" calcext:value-type="float">
            <text:p>6.3725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J4])" office:value-type="float" office:value="168.564556" calcext:value-type="float">
            <text:p>168.56455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02.663211" calcext:value-type="float">
            <text:p>202.663211</text:p>
          </table:table-cell>
          <table:table-cell office:value-type="float" office:value="39.133548" calcext:value-type="float">
            <text:p>39.133548</text:p>
          </table:table-cell>
          <table:table-cell office:value-type="float" office:value="33.4744" calcext:value-type="float">
            <text:p>33.4744</text:p>
          </table:table-cell>
          <table:table-cell office:value-type="float" office:value="43.669447" calcext:value-type="float">
            <text:p>43.669447</text:p>
          </table:table-cell>
          <table:table-cell office:value-type="float" office:value="70.793848" calcext:value-type="float">
            <text:p>70.793848</text:p>
          </table:table-cell>
          <table:table-cell office:value-type="float" office:value="45.304052" calcext:value-type="float">
            <text:p>45.3040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5:.J5])" office:value-type="float" office:value="447.038506" calcext:value-type="float">
            <text:p>447.03850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5.903225" calcext:value-type="float">
            <text:p>35.903225</text:p>
          </table:table-cell>
          <table:table-cell office:value-type="float" office:value="45.344528" calcext:value-type="float">
            <text:p>45.344528</text:p>
          </table:table-cell>
          <table:table-cell office:value-type="float" office:value="34.349992" calcext:value-type="float">
            <text:p>34.349992</text:p>
          </table:table-cell>
          <table:table-cell office:value-type="float" office:value="30" calcext:value-type="float">
            <text:p>30</text:p>
          </table:table-cell>
          <table:table-cell office:value-type="float" office:value="49.859173" calcext:value-type="float">
            <text:p>49.85917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J6])" office:value-type="float" office:value="204.456918" calcext:value-type="float">
            <text:p>204.456918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89.288623" calcext:value-type="float">
            <text:p>89.288623</text:p>
          </table:table-cell>
          <table:table-cell office:value-type="float" office:value="60.58377" calcext:value-type="float">
            <text:p>60.58377</text:p>
          </table:table-cell>
          <table:table-cell office:value-type="float" office:value="35.779133" calcext:value-type="float">
            <text:p>35.779133</text:p>
          </table:table-cell>
          <table:table-cell office:value-type="float" office:value="62.352236" calcext:value-type="float">
            <text:p>62.352236</text:p>
          </table:table-cell>
          <table:table-cell office:value-type="float" office:value="55.068894" calcext:value-type="float">
            <text:p>55.068894</text:p>
          </table:table-cell>
          <table:table-cell office:value-type="float" office:value="35.350379" calcext:value-type="float">
            <text:p>35.3503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7:.J7])" office:value-type="float" office:value="350.423035" calcext:value-type="float">
            <text:p>350.42303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.505362" calcext:value-type="float">
            <text:p>12.505362</text:p>
          </table:table-cell>
          <table:table-cell office:value-type="float" office:value="12.84463" calcext:value-type="float">
            <text:p>12.844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J8])" office:value-type="float" office:value="76.349992" calcext:value-type="float">
            <text:p>76.34999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58.693959" calcext:value-type="float">
            <text:p>158.693959</text:p>
          </table:table-cell>
          <table:table-cell office:value-type="float" office:value="144.965986" calcext:value-type="float">
            <text:p>144.965986</text:p>
          </table:table-cell>
          <table:table-cell office:value-type="float" office:value="72.267548" calcext:value-type="float">
            <text:p>72.267548</text:p>
          </table:table-cell>
          <table:table-cell office:value-type="float" office:value="95.213343" calcext:value-type="float">
            <text:p>95.213343</text:p>
          </table:table-cell>
          <table:table-cell office:value-type="float" office:value="96.463969" calcext:value-type="float">
            <text:p>96.463969</text:p>
          </table:table-cell>
          <table:table-cell office:value-type="float" office:value="64.99239" calcext:value-type="float">
            <text:p>64.99239</text:p>
          </table:table-cell>
          <table:table-cell office:value-type="float" office:value="24.924492" calcext:value-type="float">
            <text:p>24.9244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9:.J9])" office:value-type="float" office:value="669.521687" calcext:value-type="float">
            <text:p>669.521687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3.321274" calcext:value-type="float">
            <text:p>23.321274</text:p>
          </table:table-cell>
          <table:table-cell office:value-type="float" office:value="36.139784" calcext:value-type="float">
            <text:p>36.139784</text:p>
          </table:table-cell>
          <table:table-cell office:value-type="float" office:value="27.991493" calcext:value-type="float">
            <text:p>27.991493</text:p>
          </table:table-cell>
          <table:table-cell office:value-type="float" office:value="24.403123" calcext:value-type="float">
            <text:p>24.403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0:.J10])" office:value-type="float" office:value="165.855674" calcext:value-type="float">
            <text:p>165.85567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6.033757" calcext:value-type="float">
            <text:p>26.033757</text:p>
          </table:table-cell>
          <table:table-cell office:value-type="float" office:value="27.689025" calcext:value-type="float">
            <text:p>27.689025</text:p>
          </table:table-cell>
          <table:table-cell office:value-type="float" office:value="13.451918" calcext:value-type="float">
            <text:p>13.451918</text:p>
          </table:table-cell>
          <table:table-cell office:value-type="float" office:value="33.824423" calcext:value-type="float">
            <text:p>33.824423</text:p>
          </table:table-cell>
          <table:table-cell office:value-type="float" office:value="18.660307" calcext:value-type="float">
            <text:p>18.6603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1:.J11])" office:value-type="float" office:value="128.65943" calcext:value-type="float">
            <text:p>128.6594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3.824392" calcext:value-type="float">
            <text:p>33.824392</text:p>
          </table:table-cell>
          <table:table-cell office:value-type="float" office:value="18.57989" calcext:value-type="float">
            <text:p>18.57989</text:p>
          </table:table-cell>
          <table:table-cell office:value-type="float" office:value="29.247549" calcext:value-type="float">
            <text:p>29.247549</text:p>
          </table:table-cell>
          <table:table-cell office:value-type="float" office:value="28.613474" calcext:value-type="float">
            <text:p>28.613474</text:p>
          </table:table-cell>
          <table:table-cell office:value-type="float" office:value="6.976777" calcext:value-type="float">
            <text:p>6.976777</text:p>
          </table:table-cell>
          <table:table-cell office:value-type="float" office:value="23.85174" calcext:value-type="float">
            <text:p>23.851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2:.J12])" office:value-type="float" office:value="150.093822" calcext:value-type="float">
            <text:p>150.09382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J1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5.962796" calcext:value-type="float">
            <text:p>45.962796</text:p>
          </table:table-cell>
          <table:table-cell office:value-type="float" office:value="70.822573" calcext:value-type="float">
            <text:p>70.822573</text:p>
          </table:table-cell>
          <table:table-cell office:value-type="float" office:value="57.442912" calcext:value-type="float">
            <text:p>57.442912</text:p>
          </table:table-cell>
          <table:table-cell office:value-type="float" office:value="30.90484" calcext:value-type="float">
            <text:p>30.90484</text:p>
          </table:table-cell>
          <table:table-cell office:value-type="float" office:value="35.303665" calcext:value-type="float">
            <text:p>35.303665</text:p>
          </table:table-cell>
          <table:table-cell office:value-type="float" office:value="9.716342" calcext:value-type="float">
            <text:p>9.716342</text:p>
          </table:table-cell>
          <table:table-cell office:value-type="float" office:value="9.815912" calcext:value-type="float">
            <text:p>9.8159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J14])" office:value-type="float" office:value="259.96904" calcext:value-type="float">
            <text:p>259.9690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58.03731" calcext:value-type="float">
            <text:p>158.03731</text:p>
          </table:table-cell>
          <table:table-cell office:value-type="float" office:value="45" calcext:value-type="float">
            <text:p>45</text:p>
          </table:table-cell>
          <table:table-cell office:value-type="float" office:value="28.424945" calcext:value-type="float">
            <text:p>28.424945</text:p>
          </table:table-cell>
          <table:table-cell office:value-type="float" office:value="42" calcext:value-type="float">
            <text:p>42</text:p>
          </table:table-cell>
          <table:table-cell office:value-type="float" office:value="34.956121" calcext:value-type="float">
            <text:p>34.9561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J15])" office:value-type="float" office:value="320.418376" calcext:value-type="float">
            <text:p>320.41837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6" calcext:value-type="float">
            <text:p>6</text:p>
          </table:table-cell>
          <table:table-cell office:value-type="float" office:value="12.47506" calcext:value-type="float">
            <text:p>12.47506</text:p>
          </table:table-cell>
          <table:table-cell office:value-type="float" office:value="29.802995" calcext:value-type="float">
            <text:p>29.802995</text:p>
          </table:table-cell>
          <table:table-cell office:value-type="float" office:value="27.914517" calcext:value-type="float">
            <text:p>27.914517</text:p>
          </table:table-cell>
          <table:table-cell office:value-type="float" office:value="19.689056" calcext:value-type="float">
            <text:p>19.6890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6:.J16])" office:value-type="float" office:value="107.881628" calcext:value-type="float">
            <text:p>107.88162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218688" calcext:value-type="float">
            <text:p>13.218688</text:p>
          </table:table-cell>
          <table:table-cell office:value-type="float" office:value="9.424945" calcext:value-type="float">
            <text:p>9.424945</text:p>
          </table:table-cell>
          <table:table-cell office:value-type="float" office:value="14.663983" calcext:value-type="float">
            <text:p>14.663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J17])" office:value-type="float" office:value="61.307616" calcext:value-type="float">
            <text:p>61.307616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.505362" calcext:value-type="float">
            <text:p>12.505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8:.J18])" office:value-type="float" office:value="39.505362" calcext:value-type="float">
            <text:p>39.505362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6.297633" calcext:value-type="float">
            <text:p>16.297633</text:p>
          </table:table-cell>
          <table:table-cell office:value-type="float" office:value="24" calcext:value-type="float">
            <text:p>24</text:p>
          </table:table-cell>
          <table:table-cell office:value-type="float" office:value="37.202238" calcext:value-type="float">
            <text:p>37.202238</text:p>
          </table:table-cell>
          <table:table-cell office:value-type="float" office:value="25.16636" calcext:value-type="float">
            <text:p>25.16636</text:p>
          </table:table-cell>
          <table:table-cell office:value-type="float" office:value="9.396887" calcext:value-type="float">
            <text:p>9.396887</text:p>
          </table:table-cell>
          <table:table-cell office:value-type="float" office:value="0" calcext:value-type="float">
            <text:p>0</text:p>
          </table:table-cell>
          <table:table-cell table:formula="of:=SUM([.B19:.J19])" office:value-type="float" office:value="169.063118" calcext:value-type="float">
            <text:p>169.0631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67.007782" calcext:value-type="float">
            <text:p>867.007782</text:p>
          </table:table-cell>
          <table:table-cell office:value-type="float" office:value="741.226402" calcext:value-type="float">
            <text:p>741.226402</text:p>
          </table:table-cell>
          <table:table-cell office:value-type="float" office:value="497.155549" calcext:value-type="float">
            <text:p>497.155549</text:p>
          </table:table-cell>
          <table:table-cell office:value-type="float" office:value="622.533236" calcext:value-type="float">
            <text:p>622.533236</text:p>
          </table:table-cell>
          <table:table-cell office:value-type="float" office:value="652.410605" calcext:value-type="float">
            <text:p>652.410605</text:p>
          </table:table-cell>
          <table:table-cell office:value-type="float" office:value="434.453322" calcext:value-type="float">
            <text:p>434.453322</text:p>
          </table:table-cell>
          <table:table-cell office:value-type="float" office:value="135.420637" calcext:value-type="float">
            <text:p>135.420637</text:p>
          </table:table-cell>
          <table:table-cell office:value-type="float" office:value="39.396887" calcext:value-type="float">
            <text:p>39.396887</text:p>
          </table:table-cell>
          <table:table-cell office:value-type="float" office:value="12" calcext:value-type="float">
            <text:p>12</text:p>
          </table:table-cell>
          <table:table-cell table:formula="of:=SUM([.B20:.J20])" office:value-type="float" office:value="4001.60442" calcext:value-type="float">
            <text:p>4001.60442</text:p>
          </table:table-cell>
        </table:table-row>
      </table:table>
      <table:table table:name="Data Sheet 1" table:style-name="ta1"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loured</text:p>
          </table:table-cell>
          <table:table-cell table:style-name="Default"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table:style-name="Default" office:value-type="string" calcext:value-type="string">
            <text:p>R 12 801 - R 25 600</text:p>
          </table:table-cell>
          <table:table-cell table:style-name="Default" office:value-type="string" calcext:value-type="string">
            <text:p>R 25 601 - R 51 200 </text:p>
          </table:table-cell>
          <table:table-cell table:style-name="Default"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9.84463" calcext:value-type="float">
            <text:p>9.84463</text:p>
          </table:table-cell>
          <table:table-cell office:value-type="float" office:value="15" calcext:value-type="float">
            <text:p>15</text:p>
          </table:table-cell>
          <table:table-cell office:value-type="float" office:value="19.10871" calcext:value-type="float">
            <text:p>19.10871</text:p>
          </table:table-cell>
          <table:table-cell office:value-type="float" office:value="18.503118" calcext:value-type="float">
            <text:p>18.503118</text:p>
          </table:table-cell>
          <table:table-cell office:value-type="float" office:value="11.166329" calcext:value-type="float">
            <text:p>11.1663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J2])" office:value-type="float" office:value="82.622787" calcext:value-type="float">
            <text:p>82.622787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7.006236" calcext:value-type="float">
            <text:p>17.006236</text:p>
          </table:table-cell>
          <table:table-cell office:value-type="float" office:value="105.29117" calcext:value-type="float">
            <text:p>105.29117</text:p>
          </table:table-cell>
          <table:table-cell office:value-type="float" office:value="77.681545" calcext:value-type="float">
            <text:p>77.681545</text:p>
          </table:table-cell>
          <table:table-cell office:value-type="float" office:value="129.636711" calcext:value-type="float">
            <text:p>129.636711</text:p>
          </table:table-cell>
          <table:table-cell office:value-type="float" office:value="193.140073" calcext:value-type="float">
            <text:p>193.140073</text:p>
          </table:table-cell>
          <table:table-cell office:value-type="float" office:value="136.225706" calcext:value-type="float">
            <text:p>136.225706</text:p>
          </table:table-cell>
          <table:table-cell office:value-type="float" office:value="18.59429" calcext:value-type="float">
            <text:p>18.59429</text:p>
          </table:table-cell>
          <table:table-cell office:value-type="float" office:value="12.660307" calcext:value-type="float">
            <text:p>12.660307</text:p>
          </table:table-cell>
          <table:table-cell office:value-type="float" office:value="9" calcext:value-type="float">
            <text:p>9</text:p>
          </table:table-cell>
          <table:table-cell table:formula="of:=SUM([.B3:.J3])" office:value-type="float" office:value="699.236038" calcext:value-type="float">
            <text:p>699.236038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91.352021" calcext:value-type="float">
            <text:p>91.352021</text:p>
          </table:table-cell>
          <table:table-cell office:value-type="float" office:value="396.8555" calcext:value-type="float">
            <text:p>396.8555</text:p>
          </table:table-cell>
          <table:table-cell office:value-type="float" office:value="369.373803" calcext:value-type="float">
            <text:p>369.373803</text:p>
          </table:table-cell>
          <table:table-cell office:value-type="float" office:value="695.396035" calcext:value-type="float">
            <text:p>695.396035</text:p>
          </table:table-cell>
          <table:table-cell office:value-type="float" office:value="955.355219" calcext:value-type="float">
            <text:p>955.355219</text:p>
          </table:table-cell>
          <table:table-cell office:value-type="float" office:value="633.724425" calcext:value-type="float">
            <text:p>633.724425</text:p>
          </table:table-cell>
          <table:table-cell office:value-type="float" office:value="136.735004" calcext:value-type="float">
            <text:p>136.735004</text:p>
          </table:table-cell>
          <table:table-cell office:value-type="float" office:value="23.72861" calcext:value-type="float">
            <text:p>23.72861</text:p>
          </table:table-cell>
          <table:table-cell office:value-type="float" office:value="26.672494" calcext:value-type="float">
            <text:p>26.672494</text:p>
          </table:table-cell>
          <table:table-cell table:formula="of:=SUM([.B4:.J4])" office:value-type="float" office:value="3329.193111" calcext:value-type="float">
            <text:p>3329.193111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3.36957" calcext:value-type="float">
            <text:p>13.36957</text:p>
          </table:table-cell>
          <table:table-cell office:value-type="float" office:value="25" calcext:value-type="float">
            <text:p>25</text:p>
          </table:table-cell>
          <table:table-cell office:value-type="float" office:value="15.794515" calcext:value-type="float">
            <text:p>15.794515</text:p>
          </table:table-cell>
          <table:table-cell office:value-type="float" office:value="43.693088" calcext:value-type="float">
            <text:p>43.693088</text:p>
          </table:table-cell>
          <table:table-cell office:value-type="float" office:value="35.704819" calcext:value-type="float">
            <text:p>35.704819</text:p>
          </table:table-cell>
          <table:table-cell office:value-type="float" office:value="28.459657" calcext:value-type="float">
            <text:p>28.459657</text:p>
          </table:table-cell>
          <table:table-cell office:value-type="float" office:value="12.741415" calcext:value-type="float">
            <text:p>12.7414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5:.J5])" office:value-type="float" office:value="180.763064" calcext:value-type="float">
            <text:p>180.76306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9.825589" calcext:value-type="float">
            <text:p>39.825589</text:p>
          </table:table-cell>
          <table:table-cell office:value-type="float" office:value="130.207424" calcext:value-type="float">
            <text:p>130.207424</text:p>
          </table:table-cell>
          <table:table-cell office:value-type="float" office:value="129.012936" calcext:value-type="float">
            <text:p>129.012936</text:p>
          </table:table-cell>
          <table:table-cell office:value-type="float" office:value="258.565654" calcext:value-type="float">
            <text:p>258.565654</text:p>
          </table:table-cell>
          <table:table-cell office:value-type="float" office:value="295.473412" calcext:value-type="float">
            <text:p>295.473412</text:p>
          </table:table-cell>
          <table:table-cell office:value-type="float" office:value="111.140709" calcext:value-type="float">
            <text:p>111.14070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6:.J6])" office:value-type="float" office:value="991.225724" calcext:value-type="float">
            <text:p>991.22572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9.84785" calcext:value-type="float">
            <text:p>39.84785</text:p>
          </table:table-cell>
          <table:table-cell office:value-type="float" office:value="23.47828" calcext:value-type="float">
            <text:p>23.47828</text:p>
          </table:table-cell>
          <table:table-cell office:value-type="float" office:value="37.907713" calcext:value-type="float">
            <text:p>37.907713</text:p>
          </table:table-cell>
          <table:table-cell office:value-type="float" office:value="43.725798" calcext:value-type="float">
            <text:p>43.725798</text:p>
          </table:table-cell>
          <table:table-cell office:value-type="float" office:value="51.3916" calcext:value-type="float">
            <text:p>51.3916</text:p>
          </table:table-cell>
          <table:table-cell office:value-type="float" office:value="35.286535" calcext:value-type="float">
            <text:p>35.286535</text:p>
          </table:table-cell>
          <table:table-cell office:value-type="float" office:value="6.396887" calcext:value-type="float">
            <text:p>6.3968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:.J7])" office:value-type="float" office:value="238.034663" calcext:value-type="float">
            <text:p>238.03466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.10871" calcext:value-type="float">
            <text:p>10.10871</text:p>
          </table:table-cell>
          <table:table-cell office:value-type="float" office:value="14.110954" calcext:value-type="float">
            <text:p>14.110954</text:p>
          </table:table-cell>
          <table:table-cell office:value-type="float" office:value="15.557721" calcext:value-type="float">
            <text:p>15.5577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8:.J8])" office:value-type="float" office:value="69.777385" calcext:value-type="float">
            <text:p>69.77738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6.898573" calcext:value-type="float">
            <text:p>16.898573</text:p>
          </table:table-cell>
          <table:table-cell office:value-type="float" office:value="83.14975" calcext:value-type="float">
            <text:p>83.14975</text:p>
          </table:table-cell>
          <table:table-cell office:value-type="float" office:value="60.597714" calcext:value-type="float">
            <text:p>60.597714</text:p>
          </table:table-cell>
          <table:table-cell office:value-type="float" office:value="70.941647" calcext:value-type="float">
            <text:p>70.941647</text:p>
          </table:table-cell>
          <table:table-cell office:value-type="float" office:value="63.604766" calcext:value-type="float">
            <text:p>63.604766</text:p>
          </table:table-cell>
          <table:table-cell office:value-type="float" office:value="58.863789" calcext:value-type="float">
            <text:p>58.863789</text:p>
          </table:table-cell>
          <table:table-cell office:value-type="float" office:value="33.659264" calcext:value-type="float">
            <text:p>33.659264</text:p>
          </table:table-cell>
          <table:table-cell office:value-type="float" office:value="17.40617" calcext:value-type="float">
            <text:p>17.40617</text:p>
          </table:table-cell>
          <table:table-cell office:value-type="float" office:value="3" calcext:value-type="float">
            <text:p>3</text:p>
          </table:table-cell>
          <table:table-cell table:formula="of:=SUM([.B9:.J9])" office:value-type="float" office:value="408.121673" calcext:value-type="float">
            <text:p>408.121673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7.867611" calcext:value-type="float">
            <text:p>7.8676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.557721" calcext:value-type="float">
            <text:p>7.5577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J10])" office:value-type="float" office:value="54.425332" calcext:value-type="float">
            <text:p>54.42533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6.563988" calcext:value-type="float">
            <text:p>26.563988</text:p>
          </table:table-cell>
          <table:table-cell office:value-type="float" office:value="169.391607" calcext:value-type="float">
            <text:p>169.391607</text:p>
          </table:table-cell>
          <table:table-cell office:value-type="float" office:value="153.234309" calcext:value-type="float">
            <text:p>153.234309</text:p>
          </table:table-cell>
          <table:table-cell office:value-type="float" office:value="240.765791" calcext:value-type="float">
            <text:p>240.765791</text:p>
          </table:table-cell>
          <table:table-cell office:value-type="float" office:value="176.302922" calcext:value-type="float">
            <text:p>176.302922</text:p>
          </table:table-cell>
          <table:table-cell office:value-type="float" office:value="63.681546" calcext:value-type="float">
            <text:p>63.681546</text:p>
          </table:table-cell>
          <table:table-cell office:value-type="float" office:value="9.344528" calcext:value-type="float">
            <text:p>9.3445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[.B11:.J11])" office:value-type="float" office:value="860.284691" calcext:value-type="float">
            <text:p>860.28469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42.677989" calcext:value-type="float">
            <text:p>42.677989</text:p>
          </table:table-cell>
          <table:table-cell office:value-type="float" office:value="116.350955" calcext:value-type="float">
            <text:p>116.350955</text:p>
          </table:table-cell>
          <table:table-cell office:value-type="float" office:value="126.247643" calcext:value-type="float">
            <text:p>126.247643</text:p>
          </table:table-cell>
          <table:table-cell office:value-type="float" office:value="206.247563" calcext:value-type="float">
            <text:p>206.247563</text:p>
          </table:table-cell>
          <table:table-cell office:value-type="float" office:value="160.896938" calcext:value-type="float">
            <text:p>160.896938</text:p>
          </table:table-cell>
          <table:table-cell office:value-type="float" office:value="54.677458" calcext:value-type="float">
            <text:p>54.677458</text:p>
          </table:table-cell>
          <table:table-cell office:value-type="float" office:value="18.10734" calcext:value-type="float">
            <text:p>18.10734</text:p>
          </table:table-cell>
          <table:table-cell office:value-type="float" office:value="16.240888" calcext:value-type="float">
            <text:p>16.240888</text:p>
          </table:table-cell>
          <table:table-cell office:value-type="float" office:value="0" calcext:value-type="float">
            <text:p>0</text:p>
          </table:table-cell>
          <table:table-cell table:formula="of:=SUM([.B12:.J12])" office:value-type="float" office:value="741.446774" calcext:value-type="float">
            <text:p>741.446774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.689025" calcext:value-type="float">
            <text:p>18.689025</text:p>
          </table:table-cell>
          <table:table-cell office:value-type="float" office:value="13.166329" calcext:value-type="float">
            <text:p>13.166329</text:p>
          </table:table-cell>
          <table:table-cell office:value-type="float" office:value="9.799979" calcext:value-type="float">
            <text:p>9.799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3:.J13])" office:value-type="float" office:value="59.655333" calcext:value-type="float">
            <text:p>59.655333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05.529001" calcext:value-type="float">
            <text:p>105.529001</text:p>
          </table:table-cell>
          <table:table-cell office:value-type="float" office:value="345.03864" calcext:value-type="float">
            <text:p>345.03864</text:p>
          </table:table-cell>
          <table:table-cell office:value-type="float" office:value="324.082812" calcext:value-type="float">
            <text:p>324.082812</text:p>
          </table:table-cell>
          <table:table-cell office:value-type="float" office:value="446.411022" calcext:value-type="float">
            <text:p>446.411022</text:p>
          </table:table-cell>
          <table:table-cell office:value-type="float" office:value="459.482878" calcext:value-type="float">
            <text:p>459.482878</text:p>
          </table:table-cell>
          <table:table-cell office:value-type="float" office:value="197.894698" calcext:value-type="float">
            <text:p>197.894698</text:p>
          </table:table-cell>
          <table:table-cell office:value-type="float" office:value="46.084658" calcext:value-type="float">
            <text:p>46.084658</text:p>
          </table:table-cell>
          <table:table-cell office:value-type="float" office:value="3.57989" calcext:value-type="float">
            <text:p>3.57989</text:p>
          </table:table-cell>
          <table:table-cell office:value-type="float" office:value="10.787194" calcext:value-type="float">
            <text:p>10.787194</text:p>
          </table:table-cell>
          <table:table-cell table:formula="of:=SUM([.B14:.J14])" office:value-type="float" office:value="1938.890793" calcext:value-type="float">
            <text:p>1938.89079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6.344528" calcext:value-type="float">
            <text:p>36.344528</text:p>
          </table:table-cell>
          <table:table-cell office:value-type="float" office:value="65.303097" calcext:value-type="float">
            <text:p>65.303097</text:p>
          </table:table-cell>
          <table:table-cell office:value-type="float" office:value="59.486974" calcext:value-type="float">
            <text:p>59.486974</text:p>
          </table:table-cell>
          <table:table-cell office:value-type="float" office:value="78.768929" calcext:value-type="float">
            <text:p>78.768929</text:p>
          </table:table-cell>
          <table:table-cell office:value-type="float" office:value="63.326375" calcext:value-type="float">
            <text:p>63.326375</text:p>
          </table:table-cell>
          <table:table-cell office:value-type="float" office:value="22.324981" calcext:value-type="float">
            <text:p>22.3249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5:.J15])" office:value-type="float" office:value="331.554884" calcext:value-type="float">
            <text:p>331.55488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1.21098" calcext:value-type="float">
            <text:p>21.21098</text:p>
          </table:table-cell>
          <table:table-cell office:value-type="float" office:value="89.185605" calcext:value-type="float">
            <text:p>89.185605</text:p>
          </table:table-cell>
          <table:table-cell office:value-type="float" office:value="105.716115" calcext:value-type="float">
            <text:p>105.716115</text:p>
          </table:table-cell>
          <table:table-cell office:value-type="float" office:value="147.584625" calcext:value-type="float">
            <text:p>147.584625</text:p>
          </table:table-cell>
          <table:table-cell office:value-type="float" office:value="110.271858" calcext:value-type="float">
            <text:p>110.271858</text:p>
          </table:table-cell>
          <table:table-cell office:value-type="float" office:value="31.106031" calcext:value-type="float">
            <text:p>31.1060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6:.J16])" office:value-type="float" office:value="511.075214" calcext:value-type="float">
            <text:p>511.07521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.699861" calcext:value-type="float">
            <text:p>17.699861</text:p>
          </table:table-cell>
          <table:table-cell office:value-type="float" office:value="6.853647" calcext:value-type="float">
            <text:p>6.853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17:.J17])" office:value-type="float" office:value="42.553508" calcext:value-type="float">
            <text:p>42.55350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9" calcext:value-type="float">
            <text:p>9</text:p>
          </table:table-cell>
          <table:table-cell office:value-type="float" office:value="58.856126" calcext:value-type="float">
            <text:p>58.856126</text:p>
          </table:table-cell>
          <table:table-cell office:value-type="float" office:value="33" calcext:value-type="float">
            <text:p>33</text:p>
          </table:table-cell>
          <table:table-cell office:value-type="float" office:value="49.557358" calcext:value-type="float">
            <text:p>49.557358</text:p>
          </table:table-cell>
          <table:table-cell office:value-type="float" office:value="50.51948" calcext:value-type="float">
            <text:p>50.51948</text:p>
          </table:table-cell>
          <table:table-cell table:style-name="Default" office:value-type="float" office:value="15.116986" calcext:value-type="float">
            <text:p>15.1169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SUM([.B18:.J18])" office:value-type="float" office:value="222.04995" calcext:value-type="float">
            <text:p>222.0499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6.029877" calcext:value-type="float">
            <text:p>26.029877</text:p>
          </table:table-cell>
          <table:table-cell office:value-type="float" office:value="26.53849" calcext:value-type="float">
            <text:p>26.53849</text:p>
          </table:table-cell>
          <table:table-cell table:style-name="Default" office:value-type="float" office:value="37.15057" calcext:value-type="float">
            <text:p>37.1505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19:.J19])" office:value-type="float" office:value="128.718937" calcext:value-type="float">
            <text:p>128.71893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86.338566" calcext:value-type="float">
            <text:p>486.338566</text:p>
          </table:table-cell>
          <table:table-cell office:value-type="float" office:value="1674.108154" calcext:value-type="float">
            <text:p>1674.108154</text:p>
          </table:table-cell>
          <table:table-cell office:value-type="float" office:value="1529.244789" calcext:value-type="float">
            <text:p>1529.244789</text:p>
          </table:table-cell>
          <table:table-cell office:value-type="float" office:value="2511.624951" calcext:value-type="float">
            <text:p>2511.624951</text:p>
          </table:table-cell>
          <table:table-cell office:value-type="float" office:value="2698.452442" calcext:value-type="float">
            <text:p>2698.452442</text:p>
          </table:table-cell>
          <table:table-cell table:style-name="Default" office:value-type="float" office:value="1482.268373" calcext:value-type="float">
            <text:p>1482.268373</text:p>
          </table:table-cell>
          <table:table-cell table:style-name="Default" office:value-type="float" office:value="312.517033" calcext:value-type="float">
            <text:p>312.517033</text:p>
          </table:table-cell>
          <table:table-cell table:style-name="Default" office:value-type="float" office:value="106.615865" calcext:value-type="float">
            <text:p>106.615865</text:p>
          </table:table-cell>
          <table:table-cell office:value-type="float" office:value="88.459688" calcext:value-type="float">
            <text:p>88.459688</text:p>
          </table:table-cell>
          <table:table-cell table:formula="of:=SUM([.B20:.J20])" office:value-type="float" office:value="10889.629861" calcext:value-type="float">
            <text:p>10889.629861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Indian or Asian</text:p>
          </table:table-cell>
          <table:table-cell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office:value-type="string" calcext:value-type="string">
            <text:p>R 12 801 - R 25 600</text:p>
          </table:table-cell>
          <table:table-cell office:value-type="string" calcext:value-type="string">
            <text:p>R 25 601 - R 51 200 </text:p>
          </table:table-cell>
          <table:table-cell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J2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0.850094" calcext:value-type="float">
            <text:p>10.850094</text:p>
          </table:table-cell>
          <table:table-cell office:value-type="float" office:value="6" calcext:value-type="float">
            <text:p>6</text:p>
          </table:table-cell>
          <table:table-cell office:value-type="float" office:value="24.636666" calcext:value-type="float">
            <text:p>24.636666</text:p>
          </table:table-cell>
          <table:table-cell office:value-type="float" office:value="34.089074" calcext:value-type="float">
            <text:p>34.089074</text:p>
          </table:table-cell>
          <table:table-cell office:value-type="float" office:value="32.788881" calcext:value-type="float">
            <text:p>32.788881</text:p>
          </table:table-cell>
          <table:table-cell office:value-type="float" office:value="33.243387" calcext:value-type="float">
            <text:p>33.243387</text:p>
          </table:table-cell>
          <table:table-cell office:value-type="float" office:value="13.505362" calcext:value-type="float">
            <text:p>13.5053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3:.J3])" office:value-type="float" office:value="161.113464" calcext:value-type="float">
            <text:p>161.11346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3.689025" calcext:value-type="float">
            <text:p>3.689025</text:p>
          </table:table-cell>
          <table:table-cell office:value-type="float" office:value="20.817731" calcext:value-type="float">
            <text:p>20.817731</text:p>
          </table:table-cell>
          <table:table-cell office:value-type="float" office:value="46.138611" calcext:value-type="float">
            <text:p>46.138611</text:p>
          </table:table-cell>
          <table:table-cell office:value-type="float" office:value="49.713504" calcext:value-type="float">
            <text:p>49.713504</text:p>
          </table:table-cell>
          <table:table-cell office:value-type="float" office:value="118.212183" calcext:value-type="float">
            <text:p>118.212183</text:p>
          </table:table-cell>
          <table:table-cell office:value-type="float" office:value="92.275241" calcext:value-type="float">
            <text:p>92.275241</text:p>
          </table:table-cell>
          <table:table-cell office:value-type="float" office:value="28.618228" calcext:value-type="float">
            <text:p>28.618228</text:p>
          </table:table-cell>
          <table:table-cell office:value-type="float" office:value="0" calcext:value-type="float">
            <text:p>0</text:p>
          </table:table-cell>
          <table:table-cell office:value-type="float" office:value="3.372586" calcext:value-type="float">
            <text:p>3.372586</text:p>
          </table:table-cell>
          <table:table-cell table:formula="of:=SUM([.B4:.J4])" office:value-type="float" office:value="362.837109" calcext:value-type="float">
            <text:p>362.837109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636666" calcext:value-type="float">
            <text:p>9.636666</text:p>
          </table:table-cell>
          <table:table-cell office:value-type="float" office:value="9.689025" calcext:value-type="float">
            <text:p>9.689025</text:p>
          </table:table-cell>
          <table:table-cell office:value-type="float" office:value="12.400644" calcext:value-type="float">
            <text:p>12.4006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J5])" office:value-type="float" office:value="46.726335" calcext:value-type="float">
            <text:p>46.726335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21098" calcext:value-type="float">
            <text:p>6.21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6:.J6])" office:value-type="float" office:value="33.21098" calcext:value-type="float">
            <text:p>33.21098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.743628" calcext:value-type="float">
            <text:p>16.743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7:.J7])" office:value-type="float" office:value="58.743628" calcext:value-type="float">
            <text:p>58.74362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8:.J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9.745067" calcext:value-type="float">
            <text:p>69.745067</text:p>
          </table:table-cell>
          <table:table-cell office:value-type="float" office:value="12" calcext:value-type="float">
            <text:p>12</text:p>
          </table:table-cell>
          <table:table-cell office:value-type="float" office:value="23.903225" calcext:value-type="float">
            <text:p>23.903225</text:p>
          </table:table-cell>
          <table:table-cell office:value-type="float" office:value="26.948243" calcext:value-type="float">
            <text:p>26.948243</text:p>
          </table:table-cell>
          <table:table-cell office:value-type="float" office:value="51.775145" calcext:value-type="float">
            <text:p>51.775145</text:p>
          </table:table-cell>
          <table:table-cell office:value-type="float" office:value="42.864008" calcext:value-type="float">
            <text:p>42.864008</text:p>
          </table:table-cell>
          <table:table-cell office:value-type="float" office:value="23.690906" calcext:value-type="float">
            <text:p>23.690906</text:p>
          </table:table-cell>
          <table:table-cell office:value-type="float" office:value="13.822604" calcext:value-type="float">
            <text:p>13.822604</text:p>
          </table:table-cell>
          <table:table-cell office:value-type="float" office:value="3" calcext:value-type="float">
            <text:p>3</text:p>
          </table:table-cell>
          <table:table-cell table:formula="of:=SUM([.B9:.J9])" office:value-type="float" office:value="267.749198" calcext:value-type="float">
            <text:p>267.749198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16.325691" calcext:value-type="float">
            <text:p>16.32569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133548" calcext:value-type="float">
            <text:p>6.1335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J10])" office:value-type="float" office:value="55.459239" calcext:value-type="float">
            <text:p>55.459239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" calcext:value-type="float">
            <text:p>3</text:p>
          </table:table-cell>
          <table:table-cell office:value-type="float" office:value="3.372586" calcext:value-type="float">
            <text:p>3.372586</text:p>
          </table:table-cell>
          <table:table-cell office:value-type="float" office:value="6.981194" calcext:value-type="float">
            <text:p>6.981194</text:p>
          </table:table-cell>
          <table:table-cell office:value-type="float" office:value="19.142059" calcext:value-type="float">
            <text:p>19.142059</text:p>
          </table:table-cell>
          <table:table-cell office:value-type="float" office:value="19.542703" calcext:value-type="float">
            <text:p>19.5427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J11])" office:value-type="float" office:value="61.038542" calcext:value-type="float">
            <text:p>61.03854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.608608" calcext:value-type="float">
            <text:p>15.608608</text:p>
          </table:table-cell>
          <table:table-cell office:value-type="float" office:value="19.530435" calcext:value-type="float">
            <text:p>19.530435</text:p>
          </table:table-cell>
          <table:table-cell office:value-type="float" office:value="10.766488" calcext:value-type="float">
            <text:p>10.766488</text:p>
          </table:table-cell>
          <table:table-cell office:value-type="float" office:value="12.036569" calcext:value-type="float">
            <text:p>12.0365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2:.J12])" office:value-type="float" office:value="78.9421" calcext:value-type="float">
            <text:p>78.942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J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.436441" calcext:value-type="float">
            <text:p>32.436441</text:p>
          </table:table-cell>
          <table:table-cell office:value-type="float" office:value="45.56727" calcext:value-type="float">
            <text:p>45.56727</text:p>
          </table:table-cell>
          <table:table-cell office:value-type="float" office:value="50.04949" calcext:value-type="float">
            <text:p>50.04949</text:p>
          </table:table-cell>
          <table:table-cell office:value-type="float" office:value="27.516495" calcext:value-type="float">
            <text:p>27.516495</text:p>
          </table:table-cell>
          <table:table-cell office:value-type="float" office:value="15.928094" calcext:value-type="float">
            <text:p>15.928094</text:p>
          </table:table-cell>
          <table:table-cell office:value-type="float" office:value="5.611624" calcext:value-type="float">
            <text:p>5.611624</text:p>
          </table:table-cell>
          <table:table-cell office:value-type="float" office:value="0" calcext:value-type="float">
            <text:p>0</text:p>
          </table:table-cell>
          <table:table-cell table:formula="of:=SUM([.B14:.J14])" office:value-type="float" office:value="204.109414" calcext:value-type="float">
            <text:p>204.10941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J1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J1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534192" calcext:value-type="float">
            <text:p>7.5341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J17])" office:value-type="float" office:value="22.534192" calcext:value-type="float">
            <text:p>22.53419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8:.J1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.611624" calcext:value-type="float">
            <text:p>14.611624</text:p>
          </table:table-cell>
          <table:table-cell office:value-type="float" office:value="21" calcext:value-type="float">
            <text:p>21</text:p>
          </table:table-cell>
          <table:table-cell office:value-type="float" office:value="4.63891" calcext:value-type="float">
            <text:p>4.638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J19])" office:value-type="float" office:value="58.250534" calcext:value-type="float">
            <text:p>58.25053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54.609877" calcext:value-type="float">
            <text:p>154.609877</text:p>
          </table:table-cell>
          <table:table-cell office:value-type="float" office:value="129.190317" calcext:value-type="float">
            <text:p>129.190317</text:p>
          </table:table-cell>
          <table:table-cell office:value-type="float" office:value="200.704745" calcext:value-type="float">
            <text:p>200.704745</text:p>
          </table:table-cell>
          <table:table-cell office:value-type="float" office:value="249.627251" calcext:value-type="float">
            <text:p>249.627251</text:p>
          </table:table-cell>
          <table:table-cell office:value-type="float" office:value="361.435539" calcext:value-type="float">
            <text:p>361.435539</text:p>
          </table:table-cell>
          <table:table-cell office:value-type="float" office:value="304.958692" calcext:value-type="float">
            <text:p>304.958692</text:p>
          </table:table-cell>
          <table:table-cell office:value-type="float" office:value="98.3815" calcext:value-type="float">
            <text:p>98.3815</text:p>
          </table:table-cell>
          <table:table-cell office:value-type="float" office:value="25.434228" calcext:value-type="float">
            <text:p>25.434228</text:p>
          </table:table-cell>
          <table:table-cell office:value-type="float" office:value="15.372586" calcext:value-type="float">
            <text:p>15.372586</text:p>
          </table:table-cell>
          <table:table-cell table:formula="of:=SUM([.B20:.J20])" office:value-type="float" office:value="1539.714735" calcext:value-type="float">
            <text:p>1539.714735</text:p>
          </table:table-cell>
        </table:table-row>
      </table:table>
      <table:table table:name="Data Sheet 3" table:style-name="ta1">
        <table:table-column table:style-name="co2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White</text:p>
          </table:table-cell>
          <table:table-cell table:style-name="Default"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office:value-type="string" calcext:value-type="string">
            <text:p>R 12 801 - R 25 600</text:p>
          </table:table-cell>
          <table:table-cell office:value-type="string" calcext:value-type="string">
            <text:p>R 25 601 - R 51 200 </text:p>
          </table:table-cell>
          <table:table-cell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5.123865" calcext:value-type="float">
            <text:p>45.123865</text:p>
          </table:table-cell>
          <table:table-cell office:value-type="float" office:value="26.47828" calcext:value-type="float">
            <text:p>26.47828</text:p>
          </table:table-cell>
          <table:table-cell office:value-type="float" office:value="31.06527" calcext:value-type="float">
            <text:p>31.06527</text:p>
          </table:table-cell>
          <table:table-cell office:value-type="float" office:value="65.592519" calcext:value-type="float">
            <text:p>65.592519</text:p>
          </table:table-cell>
          <table:table-cell office:value-type="float" office:value="74.776253" calcext:value-type="float">
            <text:p>74.776253</text:p>
          </table:table-cell>
          <table:table-cell office:value-type="float" office:value="59.538412" calcext:value-type="float">
            <text:p>59.538412</text:p>
          </table:table-cell>
          <table:table-cell office:value-type="float" office:value="23.006236" calcext:value-type="float">
            <text:p>23.0062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:.J2])" office:value-type="float" office:value="334.580835" calcext:value-type="float">
            <text:p>334.580835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23.983283" calcext:value-type="float">
            <text:p>123.983283</text:p>
          </table:table-cell>
          <table:table-cell office:value-type="float" office:value="233.675473" calcext:value-type="float">
            <text:p>233.675473</text:p>
          </table:table-cell>
          <table:table-cell office:value-type="float" office:value="362.093251" calcext:value-type="float">
            <text:p>362.093251</text:p>
          </table:table-cell>
          <table:table-cell office:value-type="float" office:value="741.808966" calcext:value-type="float">
            <text:p>741.808966</text:p>
          </table:table-cell>
          <table:table-cell office:value-type="float" office:value="866.96881" calcext:value-type="float">
            <text:p>866.96881</text:p>
          </table:table-cell>
          <table:table-cell office:value-type="float" office:value="659.76248" calcext:value-type="float">
            <text:p>659.76248</text:p>
          </table:table-cell>
          <table:table-cell office:value-type="float" office:value="344.141762" calcext:value-type="float">
            <text:p>344.141762</text:p>
          </table:table-cell>
          <table:table-cell office:value-type="float" office:value="86.704225" calcext:value-type="float">
            <text:p>86.704225</text:p>
          </table:table-cell>
          <table:table-cell office:value-type="float" office:value="77.130019" calcext:value-type="float">
            <text:p>77.130019</text:p>
          </table:table-cell>
          <table:table-cell table:formula="of:=SUM([.B3:.J3])" office:value-type="float" office:value="3496.268269" calcext:value-type="float">
            <text:p>3496.268269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39.864881" calcext:value-type="float">
            <text:p>39.864881</text:p>
          </table:table-cell>
          <table:table-cell office:value-type="float" office:value="107.177917" calcext:value-type="float">
            <text:p>107.177917</text:p>
          </table:table-cell>
          <table:table-cell office:value-type="float" office:value="87.340352" calcext:value-type="float">
            <text:p>87.340352</text:p>
          </table:table-cell>
          <table:table-cell office:value-type="float" office:value="208.082693" calcext:value-type="float">
            <text:p>208.082693</text:p>
          </table:table-cell>
          <table:table-cell office:value-type="float" office:value="215.140679" calcext:value-type="float">
            <text:p>215.140679</text:p>
          </table:table-cell>
          <table:table-cell office:value-type="float" office:value="138.699774" calcext:value-type="float">
            <text:p>138.699774</text:p>
          </table:table-cell>
          <table:table-cell office:value-type="float" office:value="27.330284" calcext:value-type="float">
            <text:p>27.330284</text:p>
          </table:table-cell>
          <table:table-cell office:value-type="float" office:value="6" calcext:value-type="float">
            <text:p>6</text:p>
          </table:table-cell>
          <table:table-cell office:value-type="float" office:value="5.66774" calcext:value-type="float">
            <text:p>5.66774</text:p>
          </table:table-cell>
          <table:table-cell table:formula="of:=SUM([.B4:.J4])" office:value-type="float" office:value="835.30432" calcext:value-type="float">
            <text:p>835.3043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0.80579" calcext:value-type="float">
            <text:p>20.80579</text:p>
          </table:table-cell>
          <table:table-cell office:value-type="float" office:value="40.983642" calcext:value-type="float">
            <text:p>40.983642</text:p>
          </table:table-cell>
          <table:table-cell office:value-type="float" office:value="63.149305" calcext:value-type="float">
            <text:p>63.149305</text:p>
          </table:table-cell>
          <table:table-cell office:value-type="float" office:value="72.912705" calcext:value-type="float">
            <text:p>72.912705</text:p>
          </table:table-cell>
          <table:table-cell office:value-type="float" office:value="162.313886" calcext:value-type="float">
            <text:p>162.313886</text:p>
          </table:table-cell>
          <table:table-cell office:value-type="float" office:value="148.588078" calcext:value-type="float">
            <text:p>148.588078</text:p>
          </table:table-cell>
          <table:table-cell office:value-type="float" office:value="75.884248" calcext:value-type="float">
            <text:p>75.884248</text:p>
          </table:table-cell>
          <table:table-cell office:value-type="float" office:value="3.424945" calcext:value-type="float">
            <text:p>3.424945</text:p>
          </table:table-cell>
          <table:table-cell office:value-type="float" office:value="15.741384" calcext:value-type="float">
            <text:p>15.741384</text:p>
          </table:table-cell>
          <table:table-cell table:formula="of:=SUM([.B5:.J5])" office:value-type="float" office:value="603.803983" calcext:value-type="float">
            <text:p>603.80398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" calcext:value-type="float">
            <text:p>3</text:p>
          </table:table-cell>
          <table:table-cell office:value-type="float" office:value="32.47828" calcext:value-type="float">
            <text:p>32.47828</text:p>
          </table:table-cell>
          <table:table-cell office:value-type="float" office:value="46.721918" calcext:value-type="float">
            <text:p>46.721918</text:p>
          </table:table-cell>
          <table:table-cell office:value-type="float" office:value="45.409155" calcext:value-type="float">
            <text:p>45.409155</text:p>
          </table:table-cell>
          <table:table-cell office:value-type="float" office:value="39.048837" calcext:value-type="float">
            <text:p>39.048837</text:p>
          </table:table-cell>
          <table:table-cell office:value-type="float" office:value="19.610852" calcext:value-type="float">
            <text:p>19.6108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6:.J6])" office:value-type="float" office:value="198.269042" calcext:value-type="float">
            <text:p>198.26904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37.134564" calcext:value-type="float">
            <text:p>137.134564</text:p>
          </table:table-cell>
          <table:table-cell office:value-type="float" office:value="116.057457" calcext:value-type="float">
            <text:p>116.057457</text:p>
          </table:table-cell>
          <table:table-cell office:value-type="float" office:value="132.478903" calcext:value-type="float">
            <text:p>132.478903</text:p>
          </table:table-cell>
          <table:table-cell office:value-type="float" office:value="166.085879" calcext:value-type="float">
            <text:p>166.085879</text:p>
          </table:table-cell>
          <table:table-cell office:value-type="float" office:value="319.912611" calcext:value-type="float">
            <text:p>319.912611</text:p>
          </table:table-cell>
          <table:table-cell office:value-type="float" office:value="265.313692" calcext:value-type="float">
            <text:p>265.313692</text:p>
          </table:table-cell>
          <table:table-cell office:value-type="float" office:value="99.003063" calcext:value-type="float">
            <text:p>99.003063</text:p>
          </table:table-cell>
          <table:table-cell office:value-type="float" office:value="25.796759" calcext:value-type="float">
            <text:p>25.796759</text:p>
          </table:table-cell>
          <table:table-cell office:value-type="float" office:value="18.164085" calcext:value-type="float">
            <text:p>18.164085</text:p>
          </table:table-cell>
          <table:table-cell table:formula="of:=SUM([.B7:.J7])" office:value-type="float" office:value="1279.947013" calcext:value-type="float">
            <text:p>1279.94701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00.416976" calcext:value-type="float">
            <text:p>100.416976</text:p>
          </table:table-cell>
          <table:table-cell office:value-type="float" office:value="80.955357" calcext:value-type="float">
            <text:p>80.955357</text:p>
          </table:table-cell>
          <table:table-cell office:value-type="float" office:value="86.707812" calcext:value-type="float">
            <text:p>86.707812</text:p>
          </table:table-cell>
          <table:table-cell office:value-type="float" office:value="211.765589" calcext:value-type="float">
            <text:p>211.765589</text:p>
          </table:table-cell>
          <table:table-cell office:value-type="float" office:value="289.029122" calcext:value-type="float">
            <text:p>289.029122</text:p>
          </table:table-cell>
          <table:table-cell office:value-type="float" office:value="244.041373" calcext:value-type="float">
            <text:p>244.041373</text:p>
          </table:table-cell>
          <table:table-cell office:value-type="float" office:value="178.766175" calcext:value-type="float">
            <text:p>178.766175</text:p>
          </table:table-cell>
          <table:table-cell office:value-type="float" office:value="49.40214" calcext:value-type="float">
            <text:p>49.40214</text:p>
          </table:table-cell>
          <table:table-cell office:value-type="float" office:value="42.319112" calcext:value-type="float">
            <text:p>42.319112</text:p>
          </table:table-cell>
          <table:table-cell table:formula="of:=SUM([.B8:.J8])" office:value-type="float" office:value="1283.403656" calcext:value-type="float">
            <text:p>1283.40365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53.861528" calcext:value-type="float">
            <text:p>353.861528</text:p>
          </table:table-cell>
          <table:table-cell office:value-type="float" office:value="471.177581" calcext:value-type="float">
            <text:p>471.177581</text:p>
          </table:table-cell>
          <table:table-cell office:value-type="float" office:value="420.351456" calcext:value-type="float">
            <text:p>420.351456</text:p>
          </table:table-cell>
          <table:table-cell office:value-type="float" office:value="801.750441" calcext:value-type="float">
            <text:p>801.750441</text:p>
          </table:table-cell>
          <table:table-cell office:value-type="float" office:value="927.802262" calcext:value-type="float">
            <text:p>927.802262</text:p>
          </table:table-cell>
          <table:table-cell office:value-type="float" office:value="1008.404672" calcext:value-type="float">
            <text:p>1008.404672</text:p>
          </table:table-cell>
          <table:table-cell office:value-type="float" office:value="648.236363" calcext:value-type="float">
            <text:p>648.236363</text:p>
          </table:table-cell>
          <table:table-cell office:value-type="float" office:value="184.698628" calcext:value-type="float">
            <text:p>184.698628</text:p>
          </table:table-cell>
          <table:table-cell office:value-type="float" office:value="125.114416" calcext:value-type="float">
            <text:p>125.114416</text:p>
          </table:table-cell>
          <table:table-cell table:formula="of:=SUM([.B9:.J9])" office:value-type="float" office:value="4941.397347" calcext:value-type="float">
            <text:p>4941.397347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43.049741" calcext:value-type="float">
            <text:p>43.049741</text:p>
          </table:table-cell>
          <table:table-cell office:value-type="float" office:value="64.280503" calcext:value-type="float">
            <text:p>64.280503</text:p>
          </table:table-cell>
          <table:table-cell office:value-type="float" office:value="61.698244" calcext:value-type="float">
            <text:p>61.698244</text:p>
          </table:table-cell>
          <table:table-cell office:value-type="float" office:value="74.765804" calcext:value-type="float">
            <text:p>74.765804</text:p>
          </table:table-cell>
          <table:table-cell office:value-type="float" office:value="150.324396" calcext:value-type="float">
            <text:p>150.324396</text:p>
          </table:table-cell>
          <table:table-cell office:value-type="float" office:value="83.324681" calcext:value-type="float">
            <text:p>83.324681</text:p>
          </table:table-cell>
          <table:table-cell office:value-type="float" office:value="76.579408" calcext:value-type="float">
            <text:p>76.579408</text:p>
          </table:table-cell>
          <table:table-cell office:value-type="float" office:value="26.194418" calcext:value-type="float">
            <text:p>26.194418</text:p>
          </table:table-cell>
          <table:table-cell office:value-type="float" office:value="15" calcext:value-type="float">
            <text:p>15</text:p>
          </table:table-cell>
          <table:table-cell table:formula="of:=SUM([.B10:.J10])" office:value-type="float" office:value="595.217195" calcext:value-type="float">
            <text:p>595.21719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" calcext:value-type="float">
            <text:p>3</text:p>
          </table:table-cell>
          <table:table-cell office:value-type="float" office:value="20.47828" calcext:value-type="float">
            <text:p>20.47828</text:p>
          </table:table-cell>
          <table:table-cell office:value-type="float" office:value="12" calcext:value-type="float">
            <text:p>12</text:p>
          </table:table-cell>
          <table:table-cell office:value-type="float" office:value="22.10871" calcext:value-type="float">
            <text:p>22.10871</text:p>
          </table:table-cell>
          <table:table-cell office:value-type="float" office:value="9" calcext:value-type="float">
            <text:p>9</text:p>
          </table:table-cell>
          <table:table-cell office:value-type="float" office:value="10.586551" calcext:value-type="float">
            <text:p>10.5865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J11])" office:value-type="float" office:value="80.173541" calcext:value-type="float">
            <text:p>80.17354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" calcext:value-type="float">
            <text:p>6</text:p>
          </table:table-cell>
          <table:table-cell office:value-type="float" office:value="16.10871" calcext:value-type="float">
            <text:p>16.10871</text:p>
          </table:table-cell>
          <table:table-cell office:value-type="float" office:value="12.453003" calcext:value-type="float">
            <text:p>12.453003</text:p>
          </table:table-cell>
          <table:table-cell office:value-type="float" office:value="6.689025" calcext:value-type="float">
            <text:p>6.689025</text:p>
          </table:table-cell>
          <table:table-cell office:value-type="float" office:value="35.756943" calcext:value-type="float">
            <text:p>35.756943</text:p>
          </table:table-cell>
          <table:table-cell office:value-type="float" office:value="25.91673" calcext:value-type="float">
            <text:p>25.916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2:.J12])" office:value-type="float" office:value="117.924411" calcext:value-type="float">
            <text:p>117.92441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1.996999" calcext:value-type="float">
            <text:p>91.996999</text:p>
          </table:table-cell>
          <table:table-cell office:value-type="float" office:value="71.507393" calcext:value-type="float">
            <text:p>71.507393</text:p>
          </table:table-cell>
          <table:table-cell office:value-type="float" office:value="68.209386" calcext:value-type="float">
            <text:p>68.209386</text:p>
          </table:table-cell>
          <table:table-cell office:value-type="float" office:value="242.359645" calcext:value-type="float">
            <text:p>242.359645</text:p>
          </table:table-cell>
          <table:table-cell office:value-type="float" office:value="296.171173" calcext:value-type="float">
            <text:p>296.171173</text:p>
          </table:table-cell>
          <table:table-cell office:value-type="float" office:value="277.779525" calcext:value-type="float">
            <text:p>277.779525</text:p>
          </table:table-cell>
          <table:table-cell office:value-type="float" office:value="151.136686" calcext:value-type="float">
            <text:p>151.136686</text:p>
          </table:table-cell>
          <table:table-cell office:value-type="float" office:value="52.682813" calcext:value-type="float">
            <text:p>52.682813</text:p>
          </table:table-cell>
          <table:table-cell office:value-type="float" office:value="32.992965" calcext:value-type="float">
            <text:p>32.992965</text:p>
          </table:table-cell>
          <table:table-cell table:formula="of:=SUM([.B13:.J13])" office:value-type="float" office:value="1284.836585" calcext:value-type="float">
            <text:p>1284.836585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53.863188" calcext:value-type="float">
            <text:p>53.863188</text:p>
          </table:table-cell>
          <table:table-cell office:value-type="float" office:value="75.900222" calcext:value-type="float">
            <text:p>75.900222</text:p>
          </table:table-cell>
          <table:table-cell office:value-type="float" office:value="69.622178" calcext:value-type="float">
            <text:p>69.622178</text:p>
          </table:table-cell>
          <table:table-cell office:value-type="float" office:value="125.462664" calcext:value-type="float">
            <text:p>125.462664</text:p>
          </table:table-cell>
          <table:table-cell office:value-type="float" office:value="187.531065" calcext:value-type="float">
            <text:p>187.531065</text:p>
          </table:table-cell>
          <table:table-cell office:value-type="float" office:value="197.832512" calcext:value-type="float">
            <text:p>197.832512</text:p>
          </table:table-cell>
          <table:table-cell office:value-type="float" office:value="45.747042" calcext:value-type="float">
            <text:p>45.747042</text:p>
          </table:table-cell>
          <table:table-cell office:value-type="float" office:value="9.372586" calcext:value-type="float">
            <text:p>9.372586</text:p>
          </table:table-cell>
          <table:table-cell office:value-type="float" office:value="3" calcext:value-type="float">
            <text:p>3</text:p>
          </table:table-cell>
          <table:table-cell table:formula="of:=SUM([.B14:.J14])" office:value-type="float" office:value="768.331457" calcext:value-type="float">
            <text:p>768.33145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28.667798" calcext:value-type="float">
            <text:p>128.667798</text:p>
          </table:table-cell>
          <table:table-cell office:value-type="float" office:value="53.733506" calcext:value-type="float">
            <text:p>53.733506</text:p>
          </table:table-cell>
          <table:table-cell office:value-type="float" office:value="56.333301" calcext:value-type="float">
            <text:p>56.333301</text:p>
          </table:table-cell>
          <table:table-cell office:value-type="float" office:value="64.481898" calcext:value-type="float">
            <text:p>64.481898</text:p>
          </table:table-cell>
          <table:table-cell office:value-type="float" office:value="52.009854" calcext:value-type="float">
            <text:p>52.009854</text:p>
          </table:table-cell>
          <table:table-cell office:value-type="float" office:value="38.69318" calcext:value-type="float">
            <text:p>38.69318</text:p>
          </table:table-cell>
          <table:table-cell office:value-type="float" office:value="3.319455" calcext:value-type="float">
            <text:p>3.319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J15])" office:value-type="float" office:value="397.238992" calcext:value-type="float">
            <text:p>397.23899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55.456523" calcext:value-type="float">
            <text:p>55.456523</text:p>
          </table:table-cell>
          <table:table-cell office:value-type="float" office:value="541.638249" calcext:value-type="float">
            <text:p>541.638249</text:p>
          </table:table-cell>
          <table:table-cell office:value-type="float" office:value="205.852016" calcext:value-type="float">
            <text:p>205.852016</text:p>
          </table:table-cell>
          <table:table-cell office:value-type="float" office:value="249.702469" calcext:value-type="float">
            <text:p>249.702469</text:p>
          </table:table-cell>
          <table:table-cell office:value-type="float" office:value="180.093269" calcext:value-type="float">
            <text:p>180.093269</text:p>
          </table:table-cell>
          <table:table-cell office:value-type="float" office:value="45.17806" calcext:value-type="float">
            <text:p>45.178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16:.J16])" office:value-type="float" office:value="1292.920586" calcext:value-type="float">
            <text:p>1292.920586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1.679511" calcext:value-type="float">
            <text:p>31.679511</text:p>
          </table:table-cell>
          <table:table-cell office:value-type="float" office:value="42.468766" calcext:value-type="float">
            <text:p>42.468766</text:p>
          </table:table-cell>
          <table:table-cell office:value-type="float" office:value="59.915527" calcext:value-type="float">
            <text:p>59.915527</text:p>
          </table:table-cell>
          <table:table-cell office:value-type="float" office:value="142.816913" calcext:value-type="float">
            <text:p>142.816913</text:p>
          </table:table-cell>
          <table:table-cell office:value-type="float" office:value="272.250528" calcext:value-type="float">
            <text:p>272.250528</text:p>
          </table:table-cell>
          <table:table-cell office:value-type="float" office:value="391.82696" calcext:value-type="float">
            <text:p>391.82696</text:p>
          </table:table-cell>
          <table:table-cell office:value-type="float" office:value="170.86753" calcext:value-type="float">
            <text:p>170.86753</text:p>
          </table:table-cell>
          <table:table-cell office:value-type="float" office:value="11.877176" calcext:value-type="float">
            <text:p>11.877176</text:p>
          </table:table-cell>
          <table:table-cell office:value-type="float" office:value="21.805351" calcext:value-type="float">
            <text:p>21.805351</text:p>
          </table:table-cell>
          <table:table-cell table:formula="of:=SUM([.B17:.J17])" office:value-type="float" office:value="1145.508262" calcext:value-type="float">
            <text:p>1145.50826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25.10871" calcext:value-type="float">
            <text:p>25.10871</text:p>
          </table:table-cell>
          <table:table-cell office:value-type="float" office:value="169.734204" calcext:value-type="float">
            <text:p>169.734204</text:p>
          </table:table-cell>
          <table:table-cell office:value-type="float" office:value="109.169557" calcext:value-type="float">
            <text:p>109.169557</text:p>
          </table:table-cell>
          <table:table-cell office:value-type="float" office:value="132.558586" calcext:value-type="float">
            <text:p>132.558586</text:p>
          </table:table-cell>
          <table:table-cell office:value-type="float" office:value="132.102108" calcext:value-type="float">
            <text:p>132.102108</text:p>
          </table:table-cell>
          <table:table-cell office:value-type="float" office:value="61.129764" calcext:value-type="float">
            <text:p>61.1297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8:.J18])" office:value-type="float" office:value="641.802929" calcext:value-type="float">
            <text:p>641.80292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60.12572" calcext:value-type="float">
            <text:p>260.12572</text:p>
          </table:table-cell>
          <table:table-cell office:value-type="float" office:value="270.576094" calcext:value-type="float">
            <text:p>270.576094</text:p>
          </table:table-cell>
          <table:table-cell office:value-type="float" office:value="394.429545" calcext:value-type="float">
            <text:p>394.429545</text:p>
          </table:table-cell>
          <table:table-cell office:value-type="float" office:value="943.26938" calcext:value-type="float">
            <text:p>943.26938</text:p>
          </table:table-cell>
          <table:table-cell office:value-type="float" office:value="1587.651987" calcext:value-type="float">
            <text:p>1587.651987</text:p>
          </table:table-cell>
          <table:table-cell office:value-type="float" office:value="1656.826332" calcext:value-type="float">
            <text:p>1656.826332</text:p>
          </table:table-cell>
          <table:table-cell office:value-type="float" office:value="684.220295" calcext:value-type="float">
            <text:p>684.220295</text:p>
          </table:table-cell>
          <table:table-cell office:value-type="float" office:value="104.855644" calcext:value-type="float">
            <text:p>104.855644</text:p>
          </table:table-cell>
          <table:table-cell office:value-type="float" office:value="109.696992" calcext:value-type="float">
            <text:p>109.696992</text:p>
          </table:table-cell>
          <table:table-cell table:formula="of:=SUM([.B19:.J19])" office:value-type="float" office:value="6011.651989" calcext:value-type="float">
            <text:p>6011.6519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523.139077" calcext:value-type="float">
            <text:p>1523.139077</text:p>
          </table:table-cell>
          <table:table-cell office:value-type="float" office:value="2435.409914" calcext:value-type="float">
            <text:p>2435.409914</text:p>
          </table:table-cell>
          <table:table-cell office:value-type="float" office:value="2279.591024" calcext:value-type="float">
            <text:p>2279.591024</text:p>
          </table:table-cell>
          <table:table-cell office:value-type="float" office:value="4317.623041" calcext:value-type="float">
            <text:p>4317.623041</text:p>
          </table:table-cell>
          <table:table-cell office:value-type="float" office:value="5797.883783" calcext:value-type="float">
            <text:p>5797.883783</text:p>
          </table:table-cell>
          <table:table-cell office:value-type="float" office:value="5333.053628" calcext:value-type="float">
            <text:p>5333.053628</text:p>
          </table:table-cell>
          <table:table-cell office:value-type="float" office:value="2555.238547" calcext:value-type="float">
            <text:p>2555.238547</text:p>
          </table:table-cell>
          <table:table-cell office:value-type="float" office:value="585.009334" calcext:value-type="float">
            <text:p>585.009334</text:p>
          </table:table-cell>
          <table:table-cell office:value-type="float" office:value="481.632064" calcext:value-type="float">
            <text:p>481.632064</text:p>
          </table:table-cell>
          <table:table-cell table:formula="of:=SUM([.B20:.J20])" office:value-type="float" office:value="25308.580412" calcext:value-type="float">
            <text:p>25308.580412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Default"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office:value-type="string" calcext:value-type="string">
            <text:p>R 12 801 - R 25 600</text:p>
          </table:table-cell>
          <table:table-cell office:value-type="string" calcext:value-type="string">
            <text:p>R 25 601 - R 51 200 </text:p>
          </table:table-cell>
          <table:table-cell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78.637721" calcext:value-type="float">
            <text:p>78.637721</text:p>
          </table:table-cell>
          <table:table-cell office:value-type="float" office:value="68.47828" calcext:value-type="float">
            <text:p>68.47828</text:p>
          </table:table-cell>
          <table:table-cell office:value-type="float" office:value="71.493435" calcext:value-type="float">
            <text:p>71.493435</text:p>
          </table:table-cell>
          <table:table-cell office:value-type="float" office:value="124.718189" calcext:value-type="float">
            <text:p>124.718189</text:p>
          </table:table-cell>
          <table:table-cell office:value-type="float" office:value="141.978695" calcext:value-type="float">
            <text:p>141.978695</text:p>
          </table:table-cell>
          <table:table-cell office:value-type="float" office:value="71.538412" calcext:value-type="float">
            <text:p>71.538412</text:p>
          </table:table-cell>
          <table:table-cell office:value-type="float" office:value="26.006236" calcext:value-type="float">
            <text:p>26.00623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2:.J2])" office:value-type="float" office:value="594.850968" calcext:value-type="float">
            <text:p>594.85096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69.770896" calcext:value-type="float">
            <text:p>169.770896</text:p>
          </table:table-cell>
          <table:table-cell office:value-type="float" office:value="465.120385" calcext:value-type="float">
            <text:p>465.120385</text:p>
          </table:table-cell>
          <table:table-cell office:value-type="float" office:value="525.048224" calcext:value-type="float">
            <text:p>525.048224</text:p>
          </table:table-cell>
          <table:table-cell office:value-type="float" office:value="997.84692" calcext:value-type="float">
            <text:p>997.84692</text:p>
          </table:table-cell>
          <table:table-cell office:value-type="float" office:value="1189.059197" calcext:value-type="float">
            <text:p>1189.059197</text:p>
          </table:table-cell>
          <table:table-cell office:value-type="float" office:value="922.407194" calcext:value-type="float">
            <text:p>922.407194</text:p>
          </table:table-cell>
          <table:table-cell office:value-type="float" office:value="385.718718" calcext:value-type="float">
            <text:p>385.718718</text:p>
          </table:table-cell>
          <table:table-cell office:value-type="float" office:value="102.364532" calcext:value-type="float">
            <text:p>102.364532</text:p>
          </table:table-cell>
          <table:table-cell office:value-type="float" office:value="98.130019" calcext:value-type="float">
            <text:p>98.130019</text:p>
          </table:table-cell>
          <table:table-cell table:formula="of:=SUM([.B3:.J3])" office:value-type="float" office:value="4855.466085" calcext:value-type="float">
            <text:p>4855.46608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49.905927" calcext:value-type="float">
            <text:p>149.905927</text:p>
          </table:table-cell>
          <table:table-cell office:value-type="float" office:value="558.329428" calcext:value-type="float">
            <text:p>558.329428</text:p>
          </table:table-cell>
          <table:table-cell office:value-type="float" office:value="515.489432" calcext:value-type="float">
            <text:p>515.489432</text:p>
          </table:table-cell>
          <table:table-cell office:value-type="float" office:value="980.355688" calcext:value-type="float">
            <text:p>980.355688</text:p>
          </table:table-cell>
          <table:table-cell office:value-type="float" office:value="1326.433787" calcext:value-type="float">
            <text:p>1326.433787</text:p>
          </table:table-cell>
          <table:table-cell office:value-type="float" office:value="900.887302" calcext:value-type="float">
            <text:p>900.887302</text:p>
          </table:table-cell>
          <table:table-cell office:value-type="float" office:value="199.056102" calcext:value-type="float">
            <text:p>199.056102</text:p>
          </table:table-cell>
          <table:table-cell office:value-type="float" office:value="29.72861" calcext:value-type="float">
            <text:p>29.72861</text:p>
          </table:table-cell>
          <table:table-cell office:value-type="float" office:value="35.71282" calcext:value-type="float">
            <text:p>35.71282</text:p>
          </table:table-cell>
          <table:table-cell table:formula="of:=SUM([.B4:.J4])" office:value-type="float" office:value="4695.899096" calcext:value-type="float">
            <text:p>4695.89909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39.838571" calcext:value-type="float">
            <text:p>239.838571</text:p>
          </table:table-cell>
          <table:table-cell office:value-type="float" office:value="108.11719" calcext:value-type="float">
            <text:p>108.11719</text:p>
          </table:table-cell>
          <table:table-cell office:value-type="float" office:value="121.41822" calcext:value-type="float">
            <text:p>121.41822</text:p>
          </table:table-cell>
          <table:table-cell office:value-type="float" office:value="169.911906" calcext:value-type="float">
            <text:p>169.911906</text:p>
          </table:table-cell>
          <table:table-cell office:value-type="float" office:value="278.501578" calcext:value-type="float">
            <text:p>278.501578</text:p>
          </table:table-cell>
          <table:table-cell office:value-type="float" office:value="234.752431" calcext:value-type="float">
            <text:p>234.752431</text:p>
          </table:table-cell>
          <table:table-cell office:value-type="float" office:value="97.625663" calcext:value-type="float">
            <text:p>97.625663</text:p>
          </table:table-cell>
          <table:table-cell office:value-type="float" office:value="9.424945" calcext:value-type="float">
            <text:p>9.424945</text:p>
          </table:table-cell>
          <table:table-cell office:value-type="float" office:value="18.741384" calcext:value-type="float">
            <text:p>18.741384</text:p>
          </table:table-cell>
          <table:table-cell table:formula="of:=SUM([.B5:.J5])" office:value-type="float" office:value="1278.331888" calcext:value-type="float">
            <text:p>1278.331888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8.728814" calcext:value-type="float">
            <text:p>78.728814</text:p>
          </table:table-cell>
          <table:table-cell office:value-type="float" office:value="217.030232" calcext:value-type="float">
            <text:p>217.030232</text:p>
          </table:table-cell>
          <table:table-cell office:value-type="float" office:value="219.084846" calcext:value-type="float">
            <text:p>219.084846</text:p>
          </table:table-cell>
          <table:table-cell office:value-type="float" office:value="333.974809" calcext:value-type="float">
            <text:p>333.974809</text:p>
          </table:table-cell>
          <table:table-cell office:value-type="float" office:value="390.381422" calcext:value-type="float">
            <text:p>390.381422</text:p>
          </table:table-cell>
          <table:table-cell office:value-type="float" office:value="145.962541" calcext:value-type="float">
            <text:p>145.9625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([.B6:.J6])" office:value-type="float" office:value="1427.162664" calcext:value-type="float">
            <text:p>1427.16266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87.271037" calcext:value-type="float">
            <text:p>287.271037</text:p>
          </table:table-cell>
          <table:table-cell office:value-type="float" office:value="203.119507" calcext:value-type="float">
            <text:p>203.119507</text:p>
          </table:table-cell>
          <table:table-cell office:value-type="float" office:value="209.165749" calcext:value-type="float">
            <text:p>209.165749</text:p>
          </table:table-cell>
          <table:table-cell office:value-type="float" office:value="281.163913" calcext:value-type="float">
            <text:p>281.163913</text:p>
          </table:table-cell>
          <table:table-cell office:value-type="float" office:value="429.373105" calcext:value-type="float">
            <text:p>429.373105</text:p>
          </table:table-cell>
          <table:table-cell office:value-type="float" office:value="352.694234" calcext:value-type="float">
            <text:p>352.694234</text:p>
          </table:table-cell>
          <table:table-cell office:value-type="float" office:value="114.39995" calcext:value-type="float">
            <text:p>114.39995</text:p>
          </table:table-cell>
          <table:table-cell office:value-type="float" office:value="28.796759" calcext:value-type="float">
            <text:p>28.796759</text:p>
          </table:table-cell>
          <table:table-cell office:value-type="float" office:value="21.164085" calcext:value-type="float">
            <text:p>21.164085</text:p>
          </table:table-cell>
          <table:table-cell table:formula="of:=SUM([.B7:.J7])" office:value-type="float" office:value="1927.148339" calcext:value-type="float">
            <text:p>1927.14833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12.416976" calcext:value-type="float">
            <text:p>112.416976</text:p>
          </table:table-cell>
          <table:table-cell office:value-type="float" office:value="116.955357" calcext:value-type="float">
            <text:p>116.955357</text:p>
          </table:table-cell>
          <table:table-cell office:value-type="float" office:value="107.707812" calcext:value-type="float">
            <text:p>107.707812</text:p>
          </table:table-cell>
          <table:table-cell office:value-type="float" office:value="221.874299" calcext:value-type="float">
            <text:p>221.874299</text:p>
          </table:table-cell>
          <table:table-cell office:value-type="float" office:value="321.645438" calcext:value-type="float">
            <text:p>321.645438</text:p>
          </table:table-cell>
          <table:table-cell office:value-type="float" office:value="275.443724" calcext:value-type="float">
            <text:p>275.443724</text:p>
          </table:table-cell>
          <table:table-cell office:value-type="float" office:value="193.766175" calcext:value-type="float">
            <text:p>193.766175</text:p>
          </table:table-cell>
          <table:table-cell office:value-type="float" office:value="55.40214" calcext:value-type="float">
            <text:p>55.40214</text:p>
          </table:table-cell>
          <table:table-cell office:value-type="float" office:value="42.319112" calcext:value-type="float">
            <text:p>42.319112</text:p>
          </table:table-cell>
          <table:table-cell table:formula="of:=SUM([.B8:.J8])" office:value-type="float" office:value="1447.531033" calcext:value-type="float">
            <text:p>1447.53103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99.199127" calcext:value-type="float">
            <text:p>599.199127</text:p>
          </table:table-cell>
          <table:table-cell office:value-type="float" office:value="711.293317" calcext:value-type="float">
            <text:p>711.293317</text:p>
          </table:table-cell>
          <table:table-cell office:value-type="float" office:value="577.119943" calcext:value-type="float">
            <text:p>577.119943</text:p>
          </table:table-cell>
          <table:table-cell office:value-type="float" office:value="994.853674" calcext:value-type="float">
            <text:p>994.853674</text:p>
          </table:table-cell>
          <table:table-cell office:value-type="float" office:value="1139.646142" calcext:value-type="float">
            <text:p>1139.646142</text:p>
          </table:table-cell>
          <table:table-cell office:value-type="float" office:value="1175.124859" calcext:value-type="float">
            <text:p>1175.124859</text:p>
          </table:table-cell>
          <table:table-cell office:value-type="float" office:value="730.511025" calcext:value-type="float">
            <text:p>730.511025</text:p>
          </table:table-cell>
          <table:table-cell office:value-type="float" office:value="224.927402" calcext:value-type="float">
            <text:p>224.927402</text:p>
          </table:table-cell>
          <table:table-cell office:value-type="float" office:value="134.114416" calcext:value-type="float">
            <text:p>134.114416</text:p>
          </table:table-cell>
          <table:table-cell table:formula="of:=SUM([.B9:.J9])" office:value-type="float" office:value="6286.789905" calcext:value-type="float">
            <text:p>6286.789905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91.243043" calcext:value-type="float">
            <text:p>91.243043</text:p>
          </table:table-cell>
          <table:table-cell office:value-type="float" office:value="109.280503" calcext:value-type="float">
            <text:p>109.280503</text:p>
          </table:table-cell>
          <table:table-cell office:value-type="float" office:value="94.019518" calcext:value-type="float">
            <text:p>94.019518</text:p>
          </table:table-cell>
          <table:table-cell office:value-type="float" office:value="137.905588" calcext:value-type="float">
            <text:p>137.905588</text:p>
          </table:table-cell>
          <table:table-cell office:value-type="float" office:value="196.315889" calcext:value-type="float">
            <text:p>196.315889</text:p>
          </table:table-cell>
          <table:table-cell office:value-type="float" office:value="121.419073" calcext:value-type="float">
            <text:p>121.419073</text:p>
          </table:table-cell>
          <table:table-cell office:value-type="float" office:value="76.579408" calcext:value-type="float">
            <text:p>76.579408</text:p>
          </table:table-cell>
          <table:table-cell office:value-type="float" office:value="29.194418" calcext:value-type="float">
            <text:p>29.194418</text:p>
          </table:table-cell>
          <table:table-cell office:value-type="float" office:value="15" calcext:value-type="float">
            <text:p>15</text:p>
          </table:table-cell>
          <table:table-cell table:formula="of:=SUM([.B10:.J10])" office:value-type="float" office:value="870.95744" calcext:value-type="float">
            <text:p>870.9574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8.597745" calcext:value-type="float">
            <text:p>58.597745</text:p>
          </table:table-cell>
          <table:table-cell office:value-type="float" office:value="220.931498" calcext:value-type="float">
            <text:p>220.931498</text:p>
          </table:table-cell>
          <table:table-cell office:value-type="float" office:value="185.667421" calcext:value-type="float">
            <text:p>185.667421</text:p>
          </table:table-cell>
          <table:table-cell office:value-type="float" office:value="315.840983" calcext:value-type="float">
            <text:p>315.840983</text:p>
          </table:table-cell>
          <table:table-cell office:value-type="float" office:value="223.505932" calcext:value-type="float">
            <text:p>223.505932</text:p>
          </table:table-cell>
          <table:table-cell office:value-type="float" office:value="83.268097" calcext:value-type="float">
            <text:p>83.268097</text:p>
          </table:table-cell>
          <table:table-cell office:value-type="float" office:value="18.344528" calcext:value-type="float">
            <text:p>18.3445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[.B11:.J11])" office:value-type="float" office:value="1130.156204" calcext:value-type="float">
            <text:p>1130.15620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97.502381" calcext:value-type="float">
            <text:p>97.502381</text:p>
          </table:table-cell>
          <table:table-cell office:value-type="float" office:value="157.039555" calcext:value-type="float">
            <text:p>157.039555</text:p>
          </table:table-cell>
          <table:table-cell office:value-type="float" office:value="183.556803" calcext:value-type="float">
            <text:p>183.556803</text:p>
          </table:table-cell>
          <table:table-cell office:value-type="float" office:value="261.080497" calcext:value-type="float">
            <text:p>261.080497</text:p>
          </table:table-cell>
          <table:table-cell office:value-type="float" office:value="214.397146" calcext:value-type="float">
            <text:p>214.397146</text:p>
          </table:table-cell>
          <table:table-cell office:value-type="float" office:value="116.482497" calcext:value-type="float">
            <text:p>116.482497</text:p>
          </table:table-cell>
          <table:table-cell office:value-type="float" office:value="33.10734" calcext:value-type="float">
            <text:p>33.10734</text:p>
          </table:table-cell>
          <table:table-cell office:value-type="float" office:value="22.240888" calcext:value-type="float">
            <text:p>22.240888</text:p>
          </table:table-cell>
          <table:table-cell office:value-type="float" office:value="3" calcext:value-type="float">
            <text:p>3</text:p>
          </table:table-cell>
          <table:table-cell table:formula="of:=SUM([.B12:.J12])" office:value-type="float" office:value="1088.407107" calcext:value-type="float">
            <text:p>1088.407107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00.996999" calcext:value-type="float">
            <text:p>100.996999</text:p>
          </table:table-cell>
          <table:table-cell office:value-type="float" office:value="86.507393" calcext:value-type="float">
            <text:p>86.507393</text:p>
          </table:table-cell>
          <table:table-cell office:value-type="float" office:value="86.209386" calcext:value-type="float">
            <text:p>86.209386</text:p>
          </table:table-cell>
          <table:table-cell office:value-type="float" office:value="264.04867" calcext:value-type="float">
            <text:p>264.04867</text:p>
          </table:table-cell>
          <table:table-cell office:value-type="float" office:value="318.337502" calcext:value-type="float">
            <text:p>318.337502</text:p>
          </table:table-cell>
          <table:table-cell office:value-type="float" office:value="290.579504" calcext:value-type="float">
            <text:p>290.579504</text:p>
          </table:table-cell>
          <table:table-cell office:value-type="float" office:value="154.136686" calcext:value-type="float">
            <text:p>154.136686</text:p>
          </table:table-cell>
          <table:table-cell office:value-type="float" office:value="52.682813" calcext:value-type="float">
            <text:p>52.682813</text:p>
          </table:table-cell>
          <table:table-cell office:value-type="float" office:value="35.992965" calcext:value-type="float">
            <text:p>35.992965</text:p>
          </table:table-cell>
          <table:table-cell table:formula="of:=SUM([.B13:.J13])" office:value-type="float" office:value="1389.491918" calcext:value-type="float">
            <text:p>1389.49191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08.354985" calcext:value-type="float">
            <text:p>208.354985</text:p>
          </table:table-cell>
          <table:table-cell office:value-type="float" office:value="515.761435" calcext:value-type="float">
            <text:p>515.761435</text:p>
          </table:table-cell>
          <table:table-cell office:value-type="float" office:value="483.584343" calcext:value-type="float">
            <text:p>483.584343</text:p>
          </table:table-cell>
          <table:table-cell office:value-type="float" office:value="648.345796" calcext:value-type="float">
            <text:p>648.345796</text:p>
          </table:table-cell>
          <table:table-cell office:value-type="float" office:value="732.367098" calcext:value-type="float">
            <text:p>732.367098</text:p>
          </table:table-cell>
          <table:table-cell office:value-type="float" office:value="432.960047" calcext:value-type="float">
            <text:p>432.960047</text:p>
          </table:table-cell>
          <table:table-cell office:value-type="float" office:value="117.575706" calcext:value-type="float">
            <text:p>117.575706</text:p>
          </table:table-cell>
          <table:table-cell office:value-type="float" office:value="18.5641" calcext:value-type="float">
            <text:p>18.5641</text:p>
          </table:table-cell>
          <table:table-cell office:value-type="float" office:value="13.787194" calcext:value-type="float">
            <text:p>13.787194</text:p>
          </table:table-cell>
          <table:table-cell table:formula="of:=SUM([.B14:.J14])" office:value-type="float" office:value="3171.300704" calcext:value-type="float">
            <text:p>3171.30070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26.049636" calcext:value-type="float">
            <text:p>326.049636</text:p>
          </table:table-cell>
          <table:table-cell office:value-type="float" office:value="167.036603" calcext:value-type="float">
            <text:p>167.036603</text:p>
          </table:table-cell>
          <table:table-cell office:value-type="float" office:value="147.24522" calcext:value-type="float">
            <text:p>147.24522</text:p>
          </table:table-cell>
          <table:table-cell office:value-type="float" office:value="188.250827" calcext:value-type="float">
            <text:p>188.250827</text:p>
          </table:table-cell>
          <table:table-cell office:value-type="float" office:value="156.29235" calcext:value-type="float">
            <text:p>156.29235</text:p>
          </table:table-cell>
          <table:table-cell office:value-type="float" office:value="79.018161" calcext:value-type="float">
            <text:p>79.018161</text:p>
          </table:table-cell>
          <table:table-cell office:value-type="float" office:value="12.319455" calcext:value-type="float">
            <text:p>12.319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5:.J15])" office:value-type="float" office:value="1079.212252" calcext:value-type="float">
            <text:p>1079.21225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85.667503" calcext:value-type="float">
            <text:p>85.667503</text:p>
          </table:table-cell>
          <table:table-cell office:value-type="float" office:value="652.298914" calcext:value-type="float">
            <text:p>652.298914</text:p>
          </table:table-cell>
          <table:table-cell office:value-type="float" office:value="341.371126" calcext:value-type="float">
            <text:p>341.371126</text:p>
          </table:table-cell>
          <table:table-cell office:value-type="float" office:value="434.201611" calcext:value-type="float">
            <text:p>434.201611</text:p>
          </table:table-cell>
          <table:table-cell office:value-type="float" office:value="313.054183" calcext:value-type="float">
            <text:p>313.054183</text:p>
          </table:table-cell>
          <table:table-cell office:value-type="float" office:value="85.284091" calcext:value-type="float">
            <text:p>85.28409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16:.J16])" office:value-type="float" office:value="1935.877428" calcext:value-type="float">
            <text:p>1935.87742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1.679511" calcext:value-type="float">
            <text:p>31.679511</text:p>
          </table:table-cell>
          <table:table-cell office:value-type="float" office:value="51.468766" calcext:value-type="float">
            <text:p>51.468766</text:p>
          </table:table-cell>
          <table:table-cell office:value-type="float" office:value="71.915527" calcext:value-type="float">
            <text:p>71.915527</text:p>
          </table:table-cell>
          <table:table-cell office:value-type="float" office:value="154.816913" calcext:value-type="float">
            <text:p>154.816913</text:p>
          </table:table-cell>
          <table:table-cell office:value-type="float" office:value="297.469216" calcext:value-type="float">
            <text:p>297.469216</text:p>
          </table:table-cell>
          <table:table-cell office:value-type="float" office:value="426.485958" calcext:value-type="float">
            <text:p>426.485958</text:p>
          </table:table-cell>
          <table:table-cell office:value-type="float" office:value="198.38516" calcext:value-type="float">
            <text:p>198.38516</text:p>
          </table:table-cell>
          <table:table-cell office:value-type="float" office:value="17.877176" calcext:value-type="float">
            <text:p>17.877176</text:p>
          </table:table-cell>
          <table:table-cell office:value-type="float" office:value="21.805351" calcext:value-type="float">
            <text:p>21.805351</text:p>
          </table:table-cell>
          <table:table-cell table:formula="of:=SUM([.B17:.J17])" office:value-type="float" office:value="1271.903578" calcext:value-type="float">
            <text:p>1271.90357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7.10871" calcext:value-type="float">
            <text:p>37.10871</text:p>
          </table:table-cell>
          <table:table-cell office:value-type="float" office:value="243.59033" calcext:value-type="float">
            <text:p>243.59033</text:p>
          </table:table-cell>
          <table:table-cell office:value-type="float" office:value="148.169557" calcext:value-type="float">
            <text:p>148.169557</text:p>
          </table:table-cell>
          <table:table-cell office:value-type="float" office:value="197.621306" calcext:value-type="float">
            <text:p>197.621306</text:p>
          </table:table-cell>
          <table:table-cell office:value-type="float" office:value="188.621588" calcext:value-type="float">
            <text:p>188.621588</text:p>
          </table:table-cell>
          <table:table-cell office:value-type="float" office:value="88.24675" calcext:value-type="float">
            <text:p>88.2467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18:.J18])" office:value-type="float" office:value="921.358241" calcext:value-type="float">
            <text:p>921.35824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78.12572" calcext:value-type="float">
            <text:p>278.12572</text:p>
          </table:table-cell>
          <table:table-cell office:value-type="float" office:value="327.576094" calcext:value-type="float">
            <text:p>327.576094</text:p>
          </table:table-cell>
          <table:table-cell office:value-type="float" office:value="418.429545" calcext:value-type="float">
            <text:p>418.429545</text:p>
          </table:table-cell>
          <table:table-cell office:value-type="float" office:value="994.59689" calcext:value-type="float">
            <text:p>994.59689</text:p>
          </table:table-cell>
          <table:table-cell office:value-type="float" office:value="1652.802101" calcext:value-type="float">
            <text:p>1652.802101</text:p>
          </table:table-cell>
          <table:table-cell office:value-type="float" office:value="1752.17914" calcext:value-type="float">
            <text:p>1752.17914</text:p>
          </table:table-cell>
          <table:table-cell office:value-type="float" office:value="720.025565" calcext:value-type="float">
            <text:p>720.025565</text:p>
          </table:table-cell>
          <table:table-cell office:value-type="float" office:value="114.252531" calcext:value-type="float">
            <text:p>114.252531</text:p>
          </table:table-cell>
          <table:table-cell office:value-type="float" office:value="109.696992" calcext:value-type="float">
            <text:p>109.696992</text:p>
          </table:table-cell>
          <table:table-cell table:formula="of:=SUM([.B19:.J19])" office:value-type="float" office:value="6367.684578" calcext:value-type="float">
            <text:p>6367.68457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31.095302" calcext:value-type="float">
            <text:p>3031.095302</text:p>
          </table:table-cell>
          <table:table-cell office:value-type="float" office:value="4979.934787" calcext:value-type="float">
            <text:p>4979.934787</text:p>
          </table:table-cell>
          <table:table-cell office:value-type="float" office:value="4506.696107" calcext:value-type="float">
            <text:p>4506.696107</text:p>
          </table:table-cell>
          <table:table-cell office:value-type="float" office:value="7701.408479" calcext:value-type="float">
            <text:p>7701.408479</text:p>
          </table:table-cell>
          <table:table-cell office:value-type="float" office:value="9510.182369" calcext:value-type="float">
            <text:p>9510.182369</text:p>
          </table:table-cell>
          <table:table-cell office:value-type="float" office:value="7554.734015" calcext:value-type="float">
            <text:p>7554.734015</text:p>
          </table:table-cell>
          <table:table-cell office:value-type="float" office:value="3101.557717" calcext:value-type="float">
            <text:p>3101.557717</text:p>
          </table:table-cell>
          <table:table-cell office:value-type="float" office:value="756.456314" calcext:value-type="float">
            <text:p>756.456314</text:p>
          </table:table-cell>
          <table:table-cell office:value-type="float" office:value="597.464338" calcext:value-type="float">
            <text:p>597.464338</text:p>
          </table:table-cell>
          <table:table-cell table:formula="of:=SUM([.B20:.J20])" office:value-type="float" office:value="41739.529428" calcext:value-type="float">
            <text:p>41739.529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00/00/00</text:date>, <text:time style:data-style-name="N2" text:time-value="22:27:13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2T22:51:34.059000000</dc:date>
    <meta:editing-duration>PT24M16S</meta:editing-duration>
    <meta:editing-cycles>8</meta:editing-cycles>
    <meta:document-statistic meta:table-count="5" meta:cell-count="1100" meta:object-count="0"/>
  </office:meta>
</office:document-meta>
</file>